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Default"/>
        <table:table-column table:style-name="co1" table:number-columns-repeated="2" table:default-cell-style-name="ce2"/>
        <table:table-row table:style-name="ro2">
          <table:table-cell table:style-name="ce1" office:value-type="string">
            <text:p>EVICE &amp; MATERIAL</text:p>
          </table:table-cell>
          <table:table-cell table:style-name="ce3" office:value-type="string">
            <text:p> </text:p>
          </table:table-cell>
          <table:table-cell table:style-name="ce1" office:value-type="string">
            <text:p>TS2</text:p>
          </table:table-cell>
          <table:table-cell/>
          <table:table-cell table:style-name="Default" table:number-columns-repeated="2"/>
        </table:table-row>
        <table:table-row table:style-name="ro3">
          <table:table-cell office:value-type="string">
            <text:p>Specification</text:p>
          </table:table-cell>
          <table:table-cell office:value-type="string">
            <text:p>Testing Type</text:p>
          </table:table-cell>
          <table:table-cell office:value-type="string">
            <text:p>Rated Power: 10W</text:p>
            <text:p>Tested Power: 9.89W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table:number-columns-spanned="1" table:number-rows-spanned="2">
            <text:p>Plywood (1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  <table:table-cell office:value-type="string">
            <text:p>Plywood (1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100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1000mm/min 100%</text:p>
          </table:table-cell>
        </table:table-row>
        <table:table-row table:style-name="ro2">
          <table:table-cell office:value-type="string" table:number-columns-spanned="1" table:number-rows-spanned="2">
            <text:p>Plywood (2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  <table:table-cell office:value-type="string">
            <text:p>Plywood (2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90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900mm/min 100%</text:p>
          </table:table-cell>
        </table:table-row>
        <table:table-row table:style-name="ro2">
          <table:table-cell office:value-type="string" table:number-columns-spanned="1" table:number-rows-spanned="2">
            <text:p>Plywood (3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  <table:table-cell office:value-type="string">
            <text:p>Plywood (3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70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700mm/min 100%</text:p>
          </table:table-cell>
        </table:table-row>
        <table:table-row table:style-name="ro2">
          <table:table-cell office:value-type="string" table:number-columns-spanned="1" table:number-rows-spanned="2">
            <text:p>Plywood (4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  <table:table-cell table:formula="of:=([.A9])" office:value-type="string" office:string-value="Plywood (4MM)">
            <text:p>Plywood (4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50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500mm/min 100%</text:p>
          </table:table-cell>
        </table:table-row>
        <table:table-row table:style-name="ro2">
          <table:table-cell office:value-type="string" table:number-columns-spanned="1" table:number-rows-spanned="2">
            <text:p>Plywood (5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  <table:table-cell table:formula="of:=([.A11])" office:value-type="string" office:string-value="Plywood (5MM)">
            <text:p>Plywood (5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30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300mm/min 100%</text:p>
          </table:table-cell>
        </table:table-row>
        <table:table-row table:style-name="ro2">
          <table:table-cell office:value-type="string" table:number-columns-spanned="1" table:number-rows-spanned="2">
            <text:p>Plywood (8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  <table:table-cell table:formula="of:=([.A13])" office:value-type="string" office:string-value="Plywood (8MM)">
            <text:p>Plywood (8MM)</text:p>
          </table:table-cell>
          <table:table-cell office:value-type="string">
            <text:p>Engraving</text:p>
          </table:table-cell>
          <table:table-cell office:value-type="string">
            <text:p>6000mm/min 5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15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150mm/min 100%</text:p>
          </table:table-cell>
        </table:table-row>
        <table:table-row table:style-name="ro2">
          <table:table-cell office:value-type="string" table:number-columns-spanned="1" table:number-rows-spanned="2">
            <text:p>Acrylic Sheet (1MM)</text:p>
          </table:table-cell>
          <table:table-cell office:value-type="string">
            <text:p>Engraving</text:p>
          </table:table-cell>
          <table:table-cell office:value-type="string">
            <text:p>6000mm/min 20%</text:p>
          </table:table-cell>
          <table:table-cell table:formula="of:=([.A15])" office:value-type="string" office:string-value="Acrylic Sheet (1MM)">
            <text:p>Acrylic Sheet (1MM)</text:p>
          </table:table-cell>
          <table:table-cell office:value-type="string">
            <text:p>Engraving</text:p>
          </table:table-cell>
          <table:table-cell office:value-type="string">
            <text:p>6000mm/min 2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50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500mm/min 100%</text:p>
          </table:table-cell>
        </table:table-row>
        <table:table-row table:style-name="ro2">
          <table:table-cell office:value-type="string" table:number-columns-spanned="1" table:number-rows-spanned="2">
            <text:p>Acrylic Sheet (2MM)</text:p>
          </table:table-cell>
          <table:table-cell office:value-type="string">
            <text:p>Engraving</text:p>
          </table:table-cell>
          <table:table-cell office:value-type="string">
            <text:p>6000mm/min 20%</text:p>
          </table:table-cell>
          <table:table-cell table:formula="of:=([.A17])" office:value-type="string" office:string-value="Acrylic Sheet (2MM)">
            <text:p>Acrylic Sheet (2MM)</text:p>
          </table:table-cell>
          <table:table-cell office:value-type="string">
            <text:p>Engraving</text:p>
          </table:table-cell>
          <table:table-cell office:value-type="string">
            <text:p>6000mm/min 2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40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400mm/min 100%</text:p>
          </table:table-cell>
        </table:table-row>
        <table:table-row table:style-name="ro2">
          <table:table-cell office:value-type="string" table:number-columns-spanned="1" table:number-rows-spanned="2">
            <text:p>Acrylic Sheet (3MM)</text:p>
          </table:table-cell>
          <table:table-cell office:value-type="string">
            <text:p>Engraving</text:p>
          </table:table-cell>
          <table:table-cell office:value-type="string">
            <text:p>6000mm/min 20%</text:p>
          </table:table-cell>
          <table:table-cell table:formula="of:=([.A19])" office:value-type="string" office:string-value="Acrylic Sheet (3MM)">
            <text:p>Acrylic Sheet (3MM)</text:p>
          </table:table-cell>
          <table:table-cell office:value-type="string">
            <text:p>Engraving</text:p>
          </table:table-cell>
          <table:table-cell office:value-type="string">
            <text:p>6000mm/min 2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15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150mm/min 100%</text:p>
          </table:table-cell>
        </table:table-row>
        <table:table-row table:style-name="ro2">
          <table:table-cell office:value-type="string" table:number-columns-spanned="1" table:number-rows-spanned="2">
            <text:p>Pine Board 7.0mm</text:p>
          </table:table-cell>
          <table:table-cell office:value-type="string">
            <text:p>Engraving</text:p>
          </table:table-cell>
          <table:table-cell office:value-type="string">
            <text:p>2000mm/min 30%</text:p>
          </table:table-cell>
          <table:table-cell table:formula="of:=([.A21])" office:value-type="string" office:string-value="Pine Board 7.0mm">
            <text:p>Pine Board 7.0mm</text:p>
          </table:table-cell>
          <table:table-cell office:value-type="string">
            <text:p>Engraving</text:p>
          </table:table-cell>
          <table:table-cell office:value-type="string">
            <text:p>2000mm/min 3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15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150mm/min 100%</text:p>
          </table:table-cell>
        </table:table-row>
        <table:table-row table:style-name="ro2">
          <table:table-cell office:value-type="string" table:number-columns-spanned="1" table:number-rows-spanned="2">
            <text:p>Pine Board 9.0mm</text:p>
          </table:table-cell>
          <table:table-cell office:value-type="string">
            <text:p>Engraving</text:p>
          </table:table-cell>
          <table:table-cell office:value-type="string">
            <text:p>2000mm/min 30%</text:p>
          </table:table-cell>
          <table:table-cell table:formula="of:=([.A23])" office:value-type="string" office:string-value="Pine Board 9.0mm">
            <text:p>Pine Board 9.0mm</text:p>
          </table:table-cell>
          <table:table-cell office:value-type="string">
            <text:p>Engraving</text:p>
          </table:table-cell>
          <table:table-cell office:value-type="string">
            <text:p>2000mm/min 30%</text:p>
          </table:table-cell>
        </table:table-row>
        <table:table-row table:style-name="ro2">
          <table:covered-table-cell table:style-name="Default"/>
          <table:table-cell office:value-type="string">
            <text:p>Cutting</text:p>
          </table:table-cell>
          <table:table-cell office:value-type="string">
            <text:p>100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100mm/min 100%</text:p>
          </table:table-cell>
        </table:table-row>
        <table:table-row table:style-name="ro2">
          <table:table-cell office:value-type="string" table:number-columns-spanned="1" table:number-rows-spanned="2">
            <text:p>Paper 0.1mm (Darker Color)</text:p>
          </table:table-cell>
          <table:table-cell office:value-type="string">
            <text:p>Engraving</text:p>
          </table:table-cell>
          <table:table-cell office:value-type="string">
            <text:p>6000mm/min 20%</text:p>
          </table:table-cell>
          <table:table-cell table:formula="of:=([.A25])" office:value-type="string" office:string-value="Paper 0.1mm (Darker Color)">
            <text:p>Paper 0.1mm (Darker Color)</text:p>
          </table:table-cell>
          <table:table-cell office:value-type="string">
            <text:p>Engraving</text:p>
          </table:table-cell>
          <table:table-cell office:value-type="string">
            <text:p>6000mm/min 2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/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table-cell office:value-type="string" table:number-columns-spanned="1" table:number-rows-spanned="2">
            <text:p>Paper 0.3mm (Darker Color)</text:p>
          </table:table-cell>
          <table:table-cell office:value-type="string">
            <text:p>Cutting</text:p>
          </table:table-cell>
          <table:table-cell office:value-type="string">
            <text:p>1001mm/min 100%</text:p>
          </table:table-cell>
          <table:table-cell office:value-type="string">
            <text:p>Plywood (1MM)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/>
          <table:table-cell office:value-type="string">
            <text:p>Cutting</text:p>
          </table:table-cell>
          <table:table-cell office:value-type="string">
            <text:p>1001mm/min 100%</text:p>
          </table:table-cell>
        </table:table-row>
        <table:table-row table:style-name="ro2">
          <table:table-cell office:value-type="string" table:number-columns-spanned="1" table:number-rows-spanned="2">
            <text:p>250g/sq.m Kraft Paper</text:p>
          </table:table-cell>
          <table:table-cell office:value-type="string">
            <text:p>Cutting</text:p>
          </table:table-cell>
          <table:table-cell office:value-type="string">
            <text:p>901mm/min 100%</text:p>
          </table:table-cell>
          <table:table-cell office:value-type="string">
            <text:p>Plywood (2MM)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/>
          <table:table-cell office:value-type="string">
            <text:p>Cutting</text:p>
          </table:table-cell>
          <table:table-cell office:value-type="string">
            <text:p>901mm/min 100%</text:p>
          </table:table-cell>
        </table:table-row>
        <table:table-row table:style-name="ro2">
          <table:table-cell office:value-type="string" table:number-columns-spanned="1" table:number-rows-spanned="2">
            <text:p>3mm Cardboard</text:p>
          </table:table-cell>
          <table:table-cell office:value-type="string">
            <text:p>Cutting</text:p>
          </table:table-cell>
          <table:table-cell office:value-type="string">
            <text:p>701mm/min 100%</text:p>
          </table:table-cell>
          <table:table-cell office:value-type="string">
            <text:p>Plywood (3MM)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/>
          <table:table-cell office:value-type="string">
            <text:p>Cutting</text:p>
          </table:table-cell>
          <table:table-cell office:value-type="string">
            <text:p>701mm/min 100%</text:p>
          </table:table-cell>
        </table:table-row>
        <table:table-row table:style-name="ro2">
          <table:table-cell office:value-type="string" table:number-columns-spanned="1" table:number-rows-spanned="2">
            <text:p>Leather 0.7MM</text:p>
          </table:table-cell>
          <table:table-cell office:value-type="string">
            <text:p>Cutting</text:p>
          </table:table-cell>
          <table:table-cell office:value-type="string">
            <text:p>501mm/min 100%</text:p>
          </table:table-cell>
          <table:table-cell table:formula="of:=([.A33])" office:value-type="string" office:string-value="Leather 0.7MM">
            <text:p>Leather 0.7MM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/>
          <table:table-cell office:value-type="string">
            <text:p>Cutting</text:p>
          </table:table-cell>
          <table:table-cell office:value-type="string">
            <text:p>501mm/min 100%</text:p>
          </table:table-cell>
        </table:table-row>
        <table:table-row table:style-name="ro2">
          <table:table-cell office:value-type="string" table:number-columns-spanned="1" table:number-rows-spanned="2">
            <text:p>Non-woven Fabric (0.5mm, darker color)</text:p>
          </table:table-cell>
          <table:table-cell office:value-type="string">
            <text:p>Cutting</text:p>
          </table:table-cell>
          <table:table-cell office:value-type="string">
            <text:p>301mm/min 100%</text:p>
          </table:table-cell>
          <table:table-cell table:formula="of:=([.A35])" office:value-type="string" office:string-value="Non-woven Fabric (0.5mm, darker color)">
            <text:p>Non-woven Fabric (0.5mm, darker color)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/>
          <table:table-cell office:value-type="string">
            <text:p>Cutting</text:p>
          </table:table-cell>
          <table:table-cell office:value-type="string">
            <text:p>301mm/min 100%</text:p>
          </table:table-cell>
        </table:table-row>
        <table:table-row table:style-name="ro2">
          <table:table-cell office:value-type="string" table:number-columns-spanned="1" table:number-rows-spanned="2">
            <text:p>Dust-free Cloth (white)</text:p>
          </table:table-cell>
          <table:table-cell office:value-type="string">
            <text:p>Cutting</text:p>
          </table:table-cell>
          <table:table-cell office:value-type="string">
            <text:p>151mm/min 100%</text:p>
          </table:table-cell>
          <table:table-cell table:formula="of:=([.A37])" office:value-type="string" office:string-value="Dust-free Cloth (white)">
            <text:p>Dust-free Cloth (white)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20%</text:p>
          </table:table-cell>
          <table:table-cell/>
          <table:table-cell office:value-type="string">
            <text:p>Cutting</text:p>
          </table:table-cell>
          <table:table-cell office:value-type="string">
            <text:p>151mm/min 100%</text:p>
          </table:table-cell>
        </table:table-row>
        <table:table-row table:style-name="ro2">
          <table:table-cell office:value-type="string" table:number-columns-spanned="1" table:number-rows-spanned="2">
            <text:p>Gauze</text:p>
          </table:table-cell>
          <table:table-cell office:value-type="string">
            <text:p>Cutting</text:p>
          </table:table-cell>
          <table:table-cell office:value-type="string">
            <text:p>501mm/min 100%</text:p>
          </table:table-cell>
          <table:table-cell table:formula="of:=([.A39])" office:value-type="string" office:string-value="Gauze">
            <text:p>Gauze</text:p>
          </table:table-cell>
          <table:table-cell office:value-type="string">
            <text:p>Engraving</text:p>
          </table:table-cell>
          <table:table-cell office:value-type="string">
            <text:p>6001mm/min 2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20%</text:p>
          </table:table-cell>
          <table:table-cell/>
          <table:table-cell office:value-type="string">
            <text:p>Cutting</text:p>
          </table:table-cell>
          <table:table-cell office:value-type="string">
            <text:p>501mm/min 100%</text:p>
          </table:table-cell>
        </table:table-row>
        <table:table-row table:style-name="ro2">
          <table:table-cell office:value-type="string" table:number-columns-spanned="1" table:number-rows-spanned="2">
            <text:p>Plastic Plates (In darker color)</text:p>
          </table:table-cell>
          <table:table-cell office:value-type="string">
            <text:p>Cutting</text:p>
          </table:table-cell>
          <table:table-cell office:value-type="string">
            <text:p>401mm/min 100%</text:p>
          </table:table-cell>
          <table:table-cell table:formula="of:=([.A41])" office:value-type="string" office:string-value="Plastic Plates (In darker color)">
            <text:p>Plastic Plates (In darker color)</text:p>
          </table:table-cell>
          <table:table-cell office:value-type="string">
            <text:p>Engraving</text:p>
          </table:table-cell>
          <table:table-cell office:value-type="string">
            <text:p>6001mm/min 2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/>
          <table:table-cell office:value-type="string">
            <text:p>Cutting</text:p>
          </table:table-cell>
          <table:table-cell office:value-type="string">
            <text:p>401mm/min 100%</text:p>
          </table:table-cell>
        </table:table-row>
        <table:table-row table:style-name="ro2">
          <table:table-cell office:value-type="string" table:number-columns-spanned="1" table:number-rows-spanned="2">
            <text:p>Acrylic 5mm</text:p>
          </table:table-cell>
          <table:table-cell office:value-type="string">
            <text:p>Cutting</text:p>
          </table:table-cell>
          <table:table-cell office:value-type="string">
            <text:p>1001mm/min 100%</text:p>
          </table:table-cell>
          <table:table-cell table:formula="of:=([.A43])" office:value-type="string" office:string-value="Acrylic 5mm">
            <text:p>Acrylic 5mm</text:p>
          </table:table-cell>
          <table:table-cell office:value-type="string">
            <text:p>Engraving</text:p>
          </table:table-cell>
          <table:table-cell office:value-type="string">
            <text:p>6001mm/min 2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/>
          <table:table-cell office:value-type="string">
            <text:p>Cutting</text:p>
          </table:table-cell>
          <table:table-cell office:value-type="string">
            <text:p>151mm/min 100%</text:p>
          </table:table-cell>
        </table:table-row>
        <table:table-row table:style-name="ro2">
          <table:table-cell office:value-type="string" table:number-columns-spanned="1" table:number-rows-spanned="2">
            <text:p>Tinned Wire</text:p>
          </table:table-cell>
          <table:table-cell office:value-type="string">
            <text:p>Cutting</text:p>
          </table:table-cell>
          <table:table-cell office:value-type="string">
            <text:p>901mm/min 100%</text:p>
          </table:table-cell>
          <table:table-cell table:formula="of:=([.A45])" office:value-type="string" office:string-value="Tinned Wire">
            <text:p>Tinned Wire</text:p>
          </table:table-cell>
          <table:table-cell office:value-type="string">
            <text:p>Engraving</text:p>
          </table:table-cell>
          <table:table-cell office:value-type="string">
            <text:p>2001mm/min 3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 office:value-type="string">
            <text:p>Plywood (1MM)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table-cell office:value-type="string" table:number-columns-spanned="1" table:number-rows-spanned="2">
            <text:p>Cobblestone</text:p>
          </table:table-cell>
          <table:table-cell office:value-type="string">
            <text:p>Cutting</text:p>
          </table:table-cell>
          <table:table-cell office:value-type="string">
            <text:p>701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1001mm/min 10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 office:value-type="string">
            <text:p>Plywood (2MM)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table-cell office:value-type="string" table:number-columns-spanned="1" table:number-rows-spanned="2">
            <text:p>Ceramics</text:p>
          </table:table-cell>
          <table:table-cell office:value-type="string">
            <text:p>Cutting</text:p>
          </table:table-cell>
          <table:table-cell office:value-type="string">
            <text:p>501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901mm/min 10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 office:value-type="string">
            <text:p>Plywood (3MM)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table-cell office:value-type="string" table:number-columns-spanned="1" table:number-rows-spanned="2">
            <text:p>Coated Metal</text:p>
          </table:table-cell>
          <table:table-cell office:value-type="string">
            <text:p>Cutting</text:p>
          </table:table-cell>
          <table:table-cell office:value-type="string">
            <text:p>301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701mm/min 10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 office:value-type="string">
            <text:p>Coated Metal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table-cell office:value-type="string" table:number-columns-spanned="1" table:number-rows-spanned="2">
            <text:p>Electroplated Metal</text:p>
          </table:table-cell>
          <table:table-cell office:value-type="string">
            <text:p>Cutting</text:p>
          </table:table-cell>
          <table:table-cell office:value-type="string">
            <text:p>151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501mm/min 10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20%</text:p>
          </table:table-cell>
          <table:table-cell office:value-type="string">
            <text:p>Electroplated Metal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table-cell office:value-type="string" table:number-columns-spanned="1" table:number-rows-spanned="2">
            <text:p>Anodized Aluminum</text:p>
          </table:table-cell>
          <table:table-cell office:value-type="string">
            <text:p>Cutting</text:p>
          </table:table-cell>
          <table:table-cell office:value-type="string">
            <text:p>501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301mm/min 10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20%</text:p>
          </table:table-cell>
          <table:table-cell office:value-type="string">
            <text:p>Anodized Aluminum</text:p>
          </table:table-cell>
          <table:table-cell office:value-type="string">
            <text:p>Engraving</text:p>
          </table:table-cell>
          <table:table-cell office:value-type="string">
            <text:p>6001mm/min 50%</text:p>
          </table:table-cell>
        </table:table-row>
        <table:table-row table:style-name="ro2">
          <table:table-cell office:value-type="string" table:number-columns-spanned="1" table:number-rows-spanned="2">
            <text:p>Stainless Steel</text:p>
          </table:table-cell>
          <table:table-cell office:value-type="string">
            <text:p>Cutting</text:p>
          </table:table-cell>
          <table:table-cell office:value-type="string">
            <text:p>401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151mm/min 10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 office:value-type="string">
            <text:p>Stainless Steel</text:p>
          </table:table-cell>
          <table:table-cell office:value-type="string">
            <text:p>Engraving</text:p>
          </table:table-cell>
          <table:table-cell office:value-type="string">
            <text:p>6001mm/min 20%</text:p>
          </table:table-cell>
        </table:table-row>
        <table:table-row table:style-name="ro2">
          <table:table-cell office:value-type="string" table:number-columns-spanned="1" table:number-rows-spanned="2">
            <text:p>MDF 3mm</text:p>
          </table:table-cell>
          <table:table-cell office:value-type="string">
            <text:p>Cutting</text:p>
          </table:table-cell>
          <table:table-cell office:value-type="string">
            <text:p>1001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501mm/min 10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 office:value-type="string">
            <text:p>MDF 3mm</text:p>
          </table:table-cell>
          <table:table-cell office:value-type="string">
            <text:p>Engraving</text:p>
          </table:table-cell>
          <table:table-cell office:value-type="string">
            <text:p>6001mm/min 20%</text:p>
          </table:table-cell>
        </table:table-row>
        <table:table-row table:style-name="ro2">
          <table:table-cell office:value-type="string" table:number-columns-spanned="1" table:number-rows-spanned="2">
            <text:p>Paper Angle Bead 5mm</text:p>
          </table:table-cell>
          <table:table-cell office:value-type="string">
            <text:p>Cutting</text:p>
          </table:table-cell>
          <table:table-cell office:value-type="string">
            <text:p>901mm/min 100%</text:p>
          </table:table-cell>
          <table:table-cell/>
          <table:table-cell office:value-type="string">
            <text:p>Cutting</text:p>
          </table:table-cell>
          <table:table-cell office:value-type="string">
            <text:p>401mm/min 100%</text:p>
          </table:table-cell>
        </table:table-row>
        <table:table-row table:style-name="ro2">
          <table:covered-table-cell table:style-name="Default"/>
          <table:table-cell office:value-type="string">
            <text:p>Engraving</text:p>
          </table:table-cell>
          <table:table-cell office:value-type="string">
            <text:p>6001mm/min 50%</text:p>
          </table:table-cell>
          <table:table-cell office:value-type="string">
            <text:p>Paper Angle Bead 5mm</text:p>
          </table:table-cell>
          <table:table-cell office:value-type="string">
            <text:p>Engraving</text:p>
          </table:table-cell>
          <table:table-cell office:value-type="string">
            <text:p>6001mm/min 2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9">07/19/2022</text:date>, <text:time>09:0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11$Win32 OpenOffice.org_project/4111m1$Build-9808</meta:generator>
    <dc:date>2022-07-19T09:00:53.78</dc:date>
    <meta:document-statistic meta:table-count="3" meta:cell-count="307" meta:object-count="0"/>
    <meta:user-defined meta:name="Info 1"/>
    <meta:user-defined meta:name="Info 2"/>
    <meta:user-defined meta:name="Info 3"/>
    <meta:user-defined meta:name="Info 4"/>
  </office:meta>
</office:document-meta>
</file>